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055BD0604A65BFBF.png" manifest:media-type="image/png"/>
  <manifest:file-entry manifest:full-path="Pictures/100002F90000051000000510D098C07FB7A0188E.svg" manifest:media-type="image/svg+xml"/>
  <manifest:file-entry manifest:full-path="Pictures/100000010000002D0000002D2838F47749A049F7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0.31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2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2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93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7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Merriweather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Merriweather" fo:font-size="15pt" fo:font-style="normal" style:font-size-asian="15pt" style:font-style-asian="normal" style:font-size-complex="15pt" style:font-style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Times New Roman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on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normal" fo:font-weight="bold" fo:background-color="transparent" style:font-size-asian="5.40000009536743pt" style:font-style-asian="normal" style:font-weight-asian="bold" style:font-size-complex="5.40000009536743pt" style:font-style-complex="normal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 loext:color-lum-mod="100%" loext:color-lum-off="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Times New Roman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3pt" fo:font-weight="bold" style:font-size-asian="13pt" style:font-weight-asian="bold" style:font-size-complex="13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loext:color-lum-mod="100%" loext:color-lum-off="0%" style:font-name="Merriweather" fo:font-size="10.5pt" style:font-size-asian="10.5pt" style:font-size-complex="10.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loext:color-lum-mod="100%" loext:color-lum-off="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edium" fo:font-size="10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3pt" fo:font-style="normal" style:font-size-asian="13pt" style:font-style-asian="normal" style:font-size-complex="13pt" style:font-style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style:font-style-asian="italic" style:font-style-complex="italic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5pt" fo:font-weight="bold" style:font-size-asian="15pt" style:font-weight-asian="bold" style:font-size-complex="15pt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loext:color-lum-mod="100%" loext:color-lum-off="0%" style:font-name="Merriweather" fo:font-size="16pt" fo:font-style="italic" style:font-size-asian="16pt" style:font-style-asian="italic" style:font-size-complex="16pt" style:font-style-complex="italic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1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1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1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808080" loext:opacity="100%" style:font-name="Merriweather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normal" fo:text-shadow="none" style:text-underline-style="none" fo:font-weight="bold" style:letter-kerning="true" fo:background-color="transparent" style:font-name-asian="Droid Sans Fallback1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1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26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2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3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34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111111" loext:opacity="100%" style:font-name="Merriweather" fo:font-size="10.5pt" style:font-size-asian="10.5pt" style:font-size-complex="10.5pt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1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47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50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1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2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53" style:family="text">
      <style:text-properties fo:color="#111111" loext:opacity="100%" style:font-name="Merriweather1" fo:font-size="10pt" fo:font-weight="bold" style:font-size-asian="10.5pt" style:font-weight-asian="bold" style:font-size-complex="10.5pt" style:font-weight-complex="bold"/>
    </style:style>
    <style:style style:name="T54" style:family="text">
      <style:text-properties fo:color="#111111" loext:opacity="100%" style:font-name="Merriweather" fo:font-size="10pt" style:font-size-asian="10pt" style:font-size-complex="10pt"/>
    </style:style>
    <style:style style:name="T55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1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666666" loext:opacity="100%" style:font-name="Merriweath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1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111111" loext:opacity="100%"/>
    </style:style>
    <style:style style:name="T68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.5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6pt" fo:font-style="normal" fo:text-shadow="none" style:text-underline-style="none" fo:font-weight="normal" style:letter-kerning="true" fo:background-color="transparent" style:font-name-asian="Droid Sans Fallback1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111111" loext:opacity="100%" style:font-name="Droid Sans Fallback" fo:font-size="10.5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2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Engineer </text:span><text:span text:style-name="T3">(Frontend 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asalih.vercel.app/me/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ma</text:span><text:span text:style-name="T8">d</text:span><text:span text:style-name="T9"> </text:span><text:span text:style-name="T9">Salih</text:span></text:p>
          </draw:text-box>
        </draw:frame>
        <draw:frame draw:style-name="gr8" draw:text-style-name="P13" draw:layer="layout" svg:width="2.918cm" svg:height="0.746cm" svg:x="0.793cm" svg:y="2.7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2838F47749A049F7.png" xlink:type="simple" xlink:show="embed" xlink:actuate="onLoad" draw:mime-type="image/png"/>
        </draw:frame>
        <draw:line draw:style-name="gr11" draw:text-style-name="P17" draw:layer="layout" svg:x1="6.251cm" svg:y1="8.154cm" svg:x2="20.367cm" svg:y2="8.154cm">
          <text:p/>
        </draw:line>
        <draw:frame draw:style-name="gr12" draw:text-style-name="P18" draw:layer="layout" svg:width="2.948cm" svg:height="0.64cm" svg:x="0.763cm" svg:y="8.1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704cm">
          <draw:text-box>
            <text:p><text:span text:style-name="T10">Techni</text:span><text:span text:style-name="T10">cal </text:span><text:span text:style-name="T10">Experi</text:span><text:span text:style-name="T10">ence</text:span></text:p>
          </draw:text-box>
        </draw:frame>
        <draw:frame draw:style-name="gr13" draw:text-style-name="P20" draw:layer="layout" svg:width="18.771cm" svg:height="0.742cm" svg:x="1.144cm" svg:y="9.766cm">
          <draw:text-box>
            <text:p text:style-name="P19"><text:span text:style-name="T14">A Platform that manage people to sell their products online.</text:span></text:p>
          </draw:text-box>
        </draw:frame>
        <draw:frame draw:style-name="gr14" draw:text-style-name="P22" draw:layer="layout" svg:width="18.72cm" svg:height="0.696cm" svg:x="1.185cm" svg:y="10.892cm">
          <draw:text-box>
            <text:list text:style-name="L2">
              <text:list-item>
                <text:p text:style-name="P21"><text:span text:style-name="T15">Achieved </text:span><text:span text:style-name="T16">authorizing</text:span><text:span text:style-name="T15">/</text:span><text:span text:style-name="T16">authenticating</text:span><text:span text:style-name="T15"> for 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2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5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5" draw:layer="layout" svg:width="19.541cm" svg:height="2.896cm" svg:x="0.826cm" svg:y="3.619cm">
          <draw:text-box>
            <text:p text:style-name="P21"><text:span text:style-name="T19">Ahmad is </text:span><text:span text:style-name="T19">experienced </text:span><text:span text:style-name="T19">frontend </text:span><text:span text:style-name="T19">developer </text:span><text:span text:style-name="T19">with a strong </text:span><text:span text:style-name="T19">background </text:span><text:span text:style-name="T19">in </text:span><text:span text:style-name="T20">ReactJS</text:span><text:span text:style-name="T19"> and </text:span><text:span text:style-name="T19">modern</text:span></text:p>
            <text:p text:style-name="P21"><text:span text:style-name="T19">web </text:span><text:span text:style-name="T19">development </text:span><text:span text:style-name="T19">technologies. </text:span><text:span text:style-name="T19">Proficient in </text:span><text:span text:style-name="T19">technologies </text:span><text:span text:style-name="T19">such as </text:span><text:span text:style-name="T20">ES6+ </text:span><text:span text:style-name="T20">(Typescript)</text:span><text:span text:style-name="T19">, </text:span><text:span text:style-name="T20">GatsbyJS</text:span><text:span text:style-name="T19">, </text:span><text:span text:style-name="T20">Pug/Jade</text:span><text:span text:style-name="T19">, </text:span><text:span text:style-name="T20">Sass</text:span><text:span text:style-name="T19">, </text:span><text:span text:style-name="T20">Webpack</text:span><text:span text:style-name="T19">, </text:span><text:span text:style-name="T20">Vite,</text:span><text:span text:style-name="T19"> </text:span><text:span text:style-name="T19">and much </text:span><text:span text:style-name="T19">more. Also </text:span><text:span text:style-name="T19">Experienced </text:span><text:span text:style-name="T19">in Backend </text:span><text:span text:style-name="T19">technologies </text:span><text:span text:style-name="T19">like </text:span><text:span text:style-name="T20">NodeJS</text:span><text:span text:style-name="T19">, </text:span><text:span text:style-name="T20">ExpressJS</text:span><text:span text:style-name="T19">, </text:span><text:span text:style-name="T20">MongoDB</text:span><text:span text:style-name="T19">, </text:span><text:span text:style-name="T20">SQL</text:span><text:span text:style-name="T19">. </text:span><text:span text:style-name="T19">And he has </text:span><text:span text:style-name="T19">hands-on </text:span><text:span text:style-name="T19">building </text:span><text:span text:style-name="T19">CI/CD </text:span><text:span text:style-name="T19">pipelines with </text:span><text:span text:style-name="T20">Docker</text:span><text:span text:style-name="T19"> and </text:span><text:span text:style-name="T19">tools such as </text:span><text:span text:style-name="T19">Circle CI, </text:span><text:span text:style-name="T19">Travis CI, and </text:span><text:span text:style-name="T19">GitHub </text:span><text:span text:style-name="T19">Actions.</text:span></text:p>
          </draw:text-box>
        </draw:frame>
        <draw:frame draw:style-name="gr18" draw:text-style-name="P26" draw:layer="layout" svg:width="8.769cm" svg:height="0.696cm" svg:x="2.308cm" svg:y="8.587cm">
          <draw:text-box>
            <text:list text:style-name="L2">
              <text:list-header>
                <text:p text:style-name="P19"><text:span text:style-name="T21">( e Commercial platform) <text:s text:c="6"/></text:span><text:span text:style-name="T22">WIP</text:span></text:p>
              </text:list-header>
            </text:list>
          </draw:text-box>
        </draw:frame>
        <draw:frame draw:style-name="gr19" draw:text-style-name="P27" draw:layer="layout" svg:width="5.448cm" svg:height="0.742cm" svg:x="0.99cm" svg:y="10.348cm">
          <draw:text-box>
            <text:p text:style-name="P19"><text:span text:style-name="T23"><text:s/></text:span><text:span text:style-name="T23">Key features</text:span></text:p>
          </draw:text-box>
        </draw:frame>
        <draw:frame draw:style-name="gr20" draw:text-style-name="P28" draw:layer="layout" svg:width="20.221cm" svg:height="1.309cm" svg:x="0.854cm" svg:y="6.47cm">
          <draw:text-box>
            <text:p text:style-name="P19"><text:span text:style-name="T19">Now he </text:span><text:span text:style-name="T19">is </text:span><text:span text:style-name="T19">looking </text:span><text:span text:style-name="T19">for a </text:span><text:span text:style-name="T19">challeng</text:span><text:span text:style-name="T19">ing role, </text:span><text:span text:style-name="T19">Where </text:span><text:span text:style-name="T19">he can </text:span><text:span text:style-name="T24">utilize</text:span><text:span text:style-name="T19"> </text:span><text:span text:style-name="T19">his skills </text:span><text:span text:style-name="T19">and </text:span><text:span text:style-name="T19">continu</text:span><text:span text:style-name="T19">e </text:span></text:p>
            <text:p text:style-name="P19"><text:span text:style-name="T19">learning </text:span><text:span text:style-name="T19">and </text:span><text:span text:style-name="T19">growing </text:span><text:span text:style-name="T19">as a </text:span><text:span text:style-name="T19">develop</text:span><text:span text:style-name="T19">er.</text:span></text:p>
          </draw:text-box>
        </draw:frame>
        <draw:frame draw:style-name="gr21" draw:text-style-name="P29" draw:layer="layout" svg:width="13.431cm" svg:height="0.823cm" svg:x="1.811cm" svg:y="17.883cm">
          <draw:text-box>
            <text:p><text:span text:style-name="T25"><text:a xlink:href="https://www.coursera.org/specializations/software-design-architecture" xlink:type="simple">Software Design and Architecture Specialization</text:a></text:span></text:p>
          </draw:text-box>
        </draw:frame>
        <draw:frame draw:style-name="gr22" draw:text-style-name="P30" draw:layer="layout" svg:width="6.666cm" svg:height="0.657cm" svg:x="2.117cm" svg:y="18.388cm">
          <draw:text-box>
            <text:p text:style-name="P21"><text:span text:style-name="T26">Object-</text:span><text:span text:style-name="T26">Oriented </text:span><text:span text:style-name="T26">Design</text:span></text:p>
          </draw:text-box>
        </draw:frame>
        <draw:line draw:style-name="gr11" draw:text-style-name="P31" draw:layer="layout" svg:x1="3.91cm" svg:y1="17.462cm" svg:x2="20.367cm" svg:y2="17.472cm">
          <text:p/>
        </draw:line>
        <draw:frame draw:style-name="gr23" draw:text-style-name="P32" draw:layer="layout" svg:width="3.686cm" svg:height="0.633cm" svg:x="0.66cm" svg:y="17.494cm">
          <draw:text-box>
            <text:p text:style-name="P1"><text:span text:style-name="T27">Courses</text:span></text:p>
          </draw:text-box>
        </draw:frame>
        <draw:frame draw:style-name="gr24" draw:text-style-name="P33" draw:layer="layout" svg:width="4.155cm" svg:height="0.708cm" svg:x="0.656cm" svg:y="17.024cm">
          <draw:text-box>
            <text:p><text:span text:style-name="T28">Achievements</text:span></text:p>
          </draw:text-box>
        </draw:frame>
        <draw:line draw:style-name="gr25" draw:text-style-name="P34" draw:layer="layout" svg:x1="1.555cm" svg:y1="18.52cm" svg:x2="1.555cm" svg:y2="20.047cm">
          <text:p text:style-name="P11"><text:s/></text:p>
        </draw:line>
        <draw:frame draw:style-name="gr26" draw:text-style-name="P36" draw:layer="layout" svg:width="3.502cm" svg:height="0.717cm" svg:x="16.77cm" svg:y="18.399cm">
          <draw:text-box>
            <text:p text:style-name="P35"><text:span text:style-name="T29">(</text:span><text:span text:style-name="T30">Dec. <text:s/>2021)</text:span></text:p>
          </draw:text-box>
        </draw:frame>
        <draw:frame draw:style-name="gr26" draw:text-style-name="P38" draw:layer="layout" svg:width="2.338cm" svg:height="0.717cm" svg:x="11.737cm" svg:y="17.942cm">
          <draw:text-box>
            <text:p text:style-name="P37"><text:span text:style-name="T29">Coursera</text:span></text:p>
          </draw:text-box>
        </draw:frame>
        <draw:frame draw:style-name="gr22" draw:text-style-name="P30" draw:layer="layout" svg:width="6.666cm" svg:height="0.657cm" svg:x="2.117cm" svg:y="18.788cm">
          <draw:text-box>
            <text:p text:style-name="P19"><text:span text:style-name="T26">Design </text:span><text:span text:style-name="T26">Patterns</text:span></text:p>
          </draw:text-box>
        </draw:frame>
        <draw:frame draw:style-name="gr26" draw:text-style-name="P36" draw:layer="layout" svg:width="3.502cm" svg:height="0.717cm" svg:x="16.77cm" svg:y="18.7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188cm">
          <draw:text-box>
            <text:p text:style-name="P21"><text:span text:style-name="T26">Software </text:span><text:span text:style-name="T26">Architecture</text:span></text:p>
          </draw:text-box>
        </draw:frame>
        <draw:frame draw:style-name="gr26" draw:text-style-name="P36" draw:layer="layout" svg:width="3.502cm" svg:height="0.717cm" svg:x="16.77cm" svg:y="19.1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588cm">
          <draw:text-box>
            <text:p text:style-name="P21"><text:span text:style-name="T26">Service-</text:span><text:span text:style-name="T26">Oriented </text:span><text:span text:style-name="T26">Architecture</text:span></text:p>
          </draw:text-box>
        </draw:frame>
        <draw:frame draw:style-name="gr26" draw:text-style-name="P36" draw:layer="layout" svg:width="3.502cm" svg:height="0.717cm" svg:x="16.77cm" svg:y="19.599cm">
          <draw:text-box>
            <text:p text:style-name="P35"><text:span text:style-name="T29">(WIP</text:span><text:span text:style-name="T30">)</text:span></text:p>
          </draw:text-box>
        </draw:frame>
        <draw:frame draw:style-name="gr27" draw:text-style-name="P39" draw:layer="layout" svg:width="1.892cm" svg:height="0.696cm" svg:x="1.254cm" svg:y="15.708cm">
          <draw:text-box>
            <text:p text:style-name="P7"><text:span text:style-name="T31">Reactjs</text:span></text:p>
          </draw:text-box>
        </draw:frame>
        <draw:frame draw:style-name="gr27" draw:text-style-name="P40" draw:layer="layout" svg:width="2.699cm" svg:height="0.696cm" svg:x="4.192cm" svg:y="15.689cm">
          <draw:text-box>
            <text:p text:style-name="P7"><text:span text:style-name="T31">Typescript</text:span></text:p>
          </draw:text-box>
        </draw:frame>
        <draw:frame draw:style-name="gr27" draw:text-style-name="P39" draw:layer="layout" svg:width="1.766cm" svg:height="0.696cm" svg:x="2.911cm" svg:y="15.708cm">
          <draw:text-box>
            <text:p text:style-name="P7"><text:span text:style-name="T31">Redu</text:span><text:span text:style-name="T32">x</text:span></text:p>
          </draw:text-box>
        </draw:frame>
        <draw:frame draw:style-name="gr27" draw:text-style-name="P41" draw:layer="layout" svg:width="2.699cm" svg:height="0.696cm" svg:x="6.373cm" svg:y="15.712cm">
          <draw:text-box>
            <text:p text:style-name="P7"><text:span text:style-name="T31">Expressjs</text:span></text:p>
          </draw:text-box>
        </draw:frame>
        <draw:frame draw:style-name="gr27" draw:text-style-name="P42" draw:layer="layout" svg:width="2.699cm" svg:height="0.696cm" svg:x="8.432cm" svg:y="15.689cm">
          <draw:text-box>
            <text:p text:style-name="P7"><text:span text:style-name="T31">MongoDB</text:span></text:p>
          </draw:text-box>
        </draw:frame>
        <draw:frame draw:style-name="gr27" draw:text-style-name="P40" draw:layer="layout" svg:width="1.803cm" svg:height="0.696cm" svg:x="10.109cm" svg:y="15.689cm">
          <draw:text-box>
            <text:p text:style-name="P7"><text:span text:style-name="T31">Docker</text:span></text:p>
          </draw:text-box>
        </draw:frame>
        <draw:line draw:style-name="gr11" draw:text-style-name="P17" draw:layer="measurelines" svg:x1="3.184cm" svg:y1="3.208cm" svg:x2="20.367cm" svg:y2="3.208cm">
          <text:p/>
        </draw:line>
        <draw:line draw:style-name="gr11" draw:text-style-name="P31" draw:layer="layout" svg:x1="4.609cm" svg:y1="22.755cm" svg:x2="20.367cm" svg:y2="22.755cm">
          <text:p/>
        </draw:line>
        <draw:frame draw:style-name="gr28" draw:text-style-name="P32" draw:layer="layout" svg:width="5.228cm" svg:height="0.751cm" svg:x="0.664cm" svg:y="22.824cm">
          <draw:text-box>
            <text:p text:style-name="P1"><text:span text:style-name="T27">Employment</text:span></text:p>
          </draw:text-box>
        </draw:frame>
        <draw:frame draw:style-name="gr16" draw:text-style-name="P33" draw:layer="layout" svg:width="4.155cm" svg:height="0.835cm" svg:x="0.66cm" svg:y="22.334cm">
          <draw:text-box>
            <text:p><text:span text:style-name="T28">Work </text:span><text:span text:style-name="T28">Experience</text:span></text:p>
          </draw:text-box>
        </draw:frame>
        <draw:frame draw:style-name="gr21" draw:text-style-name="P29" draw:layer="layout" svg:width="12.174cm" svg:height="0.823cm" svg:x="1.804cm" svg:y="19.976cm">
          <draw:text-box>
            <text:p><text:span text:style-name="T25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22" draw:text-style-name="P30" draw:layer="layout" svg:width="6.666cm" svg:height="0.657cm" svg:x="2.11cm" svg:y="20.513cm">
          <draw:text-box>
            <text:p text:style-name="P21"><text:span text:style-name="T26"><text:a xlink:href="https://www.coursera.org/account/accomplishments/certificate/BKCFVNAFFKDN" xlink:type="simple">Getting started with go</text:a></text:span></text:p>
          </draw:text-box>
        </draw:frame>
        <draw:frame draw:style-name="gr29" draw:text-style-name="P43" draw:layer="layout" svg:width="9.188cm" svg:height="0.657cm" svg:x="2.11cm" svg:y="20.914cm">
          <draw:text-box>
            <text:p text:style-name="P19"><text:span text:style-name="T26"><text:a xlink:href="https://www.coursera.org/account/accomplishments/certificate/J5H8SCLC5ETH" xlink:type="simple">Function, methods, and interfaces in go</text:a></text:span></text:p>
          </draw:text-box>
        </draw:frame>
        <draw:frame draw:style-name="gr22" draw:text-style-name="P30" draw:layer="layout" svg:width="6.666cm" svg:height="0.657cm" svg:x="2.11cm" svg:y="21.315cm">
          <draw:text-box>
            <text:p text:style-name="P21"><text:span text:style-name="T26"><text:a xlink:href="https://www.coursera.org/account/accomplishments/certificate/W3DF8F9A7V9P" xlink:type="simple">Concurrency in go</text:a></text:span></text:p>
          </draw:text-box>
        </draw:frame>
        <draw:frame draw:style-name="gr26" draw:text-style-name="P36" draw:layer="layout" svg:width="3.502cm" svg:height="0.717cm" svg:x="16.776cm" svg:y="20.499cm">
          <draw:text-box>
            <text:p text:style-name="P44"><text:span text:style-name="T29">(</text:span><text:span text:style-name="T33">Nov. 2021)</text:span></text:p>
          </draw:text-box>
        </draw:frame>
        <draw:frame draw:style-name="gr26" draw:text-style-name="P45" draw:layer="layout" svg:width="4.059cm" svg:height="0.717cm" svg:x="16.219cm" svg:y="20.856cm">
          <draw:text-box>
            <text:p text:style-name="P44"><text:span text:style-name="T29">(Dec</text:span><text:span text:style-name="T30">. 2021)</text:span></text:p>
          </draw:text-box>
        </draw:frame>
        <draw:frame draw:style-name="gr26" draw:text-style-name="P45" draw:layer="layout" svg:width="4.059cm" svg:height="0.717cm" svg:x="16.22cm" svg:y="21.294cm">
          <draw:text-box>
            <text:p text:style-name="P35"><text:span text:style-name="T29">(Dec. </text:span><text:span text:style-name="T30">2021)</text:span></text:p>
          </draw:text-box>
        </draw:frame>
        <draw:frame draw:style-name="gr26" draw:text-style-name="P38" draw:layer="layout" svg:width="2.338cm" svg:height="0.717cm" svg:x="11.127cm" svg:y="20.039cm">
          <draw:text-box>
            <text:p text:style-name="P37"><text:span text:style-name="T29">Coursera</text:span></text:p>
          </draw:text-box>
        </draw:frame>
        <draw:frame draw:style-name="gr30" draw:text-style-name="P29" draw:layer="layout" svg:width="15.084cm" svg:height="0.742cm" svg:x="1.791cm" svg:y="21.731cm">
          <draw:text-box>
            <text:p><text:span text:style-name="T25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26" draw:text-style-name="P36" draw:layer="layout" svg:width="3.502cm" svg:height="0.717cm" svg:x="16.763cm" svg:y="21.771cm">
          <draw:text-box>
            <text:p text:style-name="P44"><text:span text:style-name="T29">(Jan. 2023</text:span><text:span text:style-name="T33">)</text:span></text:p>
          </draw:text-box>
        </draw:frame>
        <draw:frame draw:style-name="gr26" draw:text-style-name="P38" draw:layer="layout" svg:width="2.338cm" svg:height="0.717cm" svg:x="15.103cm" svg:y="21.764cm">
          <draw:text-box>
            <text:p text:style-name="P37"><text:span text:style-name="T29">Udemy</text:span></text:p>
          </draw:text-box>
        </draw:frame>
        <draw:custom-shape draw:style-name="gr31" draw:text-style-name="P46" draw:layer="layout" svg:width="0.175cm" svg:height="0.181cm" svg:x="1.46cm" svg:y="18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0.175cm" svg:height="0.181cm" svg:x="1.46cm" svg:y="20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47" draw:layer="layout" svg:x1="1.555cm" svg:y1="20.591cm" svg:x2="1.555cm" svg:y2="21.797cm">
          <text:p/>
        </draw:line>
        <draw:custom-shape draw:style-name="gr31" draw:text-style-name="P46" draw:layer="layout" svg:width="0.175cm" svg:height="0.181cm" svg:x="1.46cm" svg:y="22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8" draw:layer="layout" svg:width="3.556cm" svg:height="0.873cm" svg:x="1.905cm" svg:y="23.298cm">
          <draw:text-box>
            <text:p><text:span text:style-name="T34">Military</text:span></text:p>
          </draw:text-box>
        </draw:frame>
        <draw:frame draw:style-name="gr26" draw:text-style-name="P49" draw:layer="layout" svg:width="5.143cm" svg:height="0.717cm" svg:x="15.287cm" svg:y="23.449cm">
          <draw:text-box>
            <text:p text:style-name="P44"><text:span text:style-name="T35">Jan – 2022 : Mar </text:span><text:span text:style-name="T35"><text:s/>- 2023 </text:span></text:p>
          </draw:text-box>
        </draw:frame>
        <draw:frame draw:style-name="gr34" draw:text-style-name="P50" draw:layer="layout" svg:width="5.225cm" svg:height="0.823cm" svg:x="1.897cm" svg:y="23.901cm">
          <draw:text-box>
            <text:p text:style-name="P21"><text:span text:style-name="T36">Fullstack </text:span><text:span text:style-name="T36">developer</text:span></text:p>
          </draw:text-box>
        </draw:frame>
        <draw:frame draw:style-name="gr35" draw:text-style-name="P51" draw:layer="layout" svg:width="9.256cm" svg:height="0.742cm" svg:x="4.14cm" svg:y="23.412cm">
          <draw:text-box>
            <text:p text:style-name="P19"><text:span text:style-name="T37">Military service </text:span><text:span text:style-name="T37">life time</text:span></text:p>
          </draw:text-box>
        </draw:frame>
        <draw:frame draw:style-name="gr36" draw:text-style-name="P52" draw:layer="layout" svg:width="19.062cm" svg:height="1.263cm" svg:x="1.875cm" svg:y="24.516cm">
          <draw:text-box>
            <text:p text:style-name="P21"><text:span text:style-name="T38">Played full role, </text:span><text:span text:style-name="T38">I’v handled more </text:span><text:span text:style-name="T38">than </text:span><text:span text:style-name="T39">20</text:span><text:span text:style-name="T38"> mind sets, </text:span><text:span text:style-name="T38">Developed quite </text:span><text:span text:style-name="T38">several projects, </text:span><text:span text:style-name="T38">front&amp;back end. </text:span><text:span text:style-name="T38">Most of the time I </text:span><text:span text:style-name="T38">was dealing with </text:span><text:span text:style-name="T40">MSSQL server</text:span><text:span text:style-name="T38">, </text:span><text:span text:style-name="T40">Sqlite</text:span><text:span text:style-name="T38"> on top of </text:span><text:span text:style-name="T40">NodeJS</text:span><text:span text:style-name="T38">, and </text:span><text:span text:style-name="T40">Reactjs</text:span><text:span text:style-name="T38">.</text:span></text:p>
          </draw:text-box>
        </draw:frame>
        <draw:line draw:style-name="gr32" draw:text-style-name="P47" draw:layer="layout" svg:x1="1.567cm" svg:y1="23.833cm" svg:x2="1.567cm" svg:y2="29.626cm">
          <text:p/>
        </draw:line>
        <draw:custom-shape draw:style-name="gr31" draw:text-style-name="P46" draw:layer="layout" svg:width="0.175cm" svg:height="0.181cm" svg:x="1.472cm" svg:y="23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9.424cm" svg:y="9.3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55BD0604A65BFBF.png" xlink:type="simple" xlink:show="embed" xlink:actuate="onLoad" draw:mime-type="image/png"/>
        </draw:frame>
        <draw:frame draw:style-name="gr9" draw:text-style-name="P14" draw:layer="layout" svg:width="0.466cm" svg:height="0.466cm" svg:x="11.589cm" svg:y="17.98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55BD0604A65BFBF.png" xlink:type="simple" xlink:show="embed" xlink:actuate="onLoad" draw:mime-type="image/png"/>
        </draw:frame>
        <draw:frame draw:style-name="gr9" draw:text-style-name="P14" draw:layer="layout" svg:width="0.466cm" svg:height="0.466cm" svg:x="10.889cm" svg:y="20.09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55BD0604A65BFBF.png" xlink:type="simple" xlink:show="embed" xlink:actuate="onLoad" draw:mime-type="image/png"/>
        </draw:frame>
        <draw:frame draw:style-name="gr9" draw:text-style-name="P14" draw:layer="layout" svg:width="0.466cm" svg:height="0.466cm" svg:x="15.007cm" svg:y="21.8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55BD0604A65BFBF.png" xlink:type="simple" xlink:show="embed" xlink:actuate="onLoad" draw:mime-type="image/png"/>
        </draw:frame>
        <draw:frame draw:style-name="gr37" draw:text-style-name="P53" draw:layer="layout" svg:width="18.566cm" svg:height="1.161cm" svg:x="1.967cm" svg:y="25.449cm">
          <draw:text-box>
            <text:list text:style-name="L1">
              <text:list-item>
                <text:p text:style-name="P19"><text:span text:style-name="T41">Office </text:span><text:span text:style-name="T41">Archive App –</text:span><text:span text:style-name="T42"> </text:span><text:span text:style-name="T43">Worked on </text:span><text:span text:style-name="T43">full functional </text:span><text:span text:style-name="T43">archive can </text:span><text:span text:style-name="T44">CRUD</text:span><text:span text:style-name="T43"> fax, </text:span><text:span text:style-name="T45">All </text:span><text:span text:style-name="T45">that depends </text:span><text:span text:style-name="T45">on </text:span><text:span text:style-name="T46">year, </text:span><text:span text:style-name="T46">stage, </text:span><text:span text:style-name="T45"><text:s/>and </text:span><text:span text:style-name="T47">fax </text:span><text:span text:style-name="T47">title</text:span><text:span text:style-name="T45"> or soldier </text:span><text:span text:style-name="T47">name</text:span><text:span text:style-name="T45">.</text:span></text:p>
              </text:list-item>
            </text:list>
          </draw:text-box>
        </draw:frame>
        <draw:frame draw:style-name="gr37" draw:text-style-name="P53" draw:layer="layout" svg:width="18.566cm" svg:height="1.161cm" svg:x="1.967cm" svg:y="28.326cm">
          <draw:text-box>
            <text:list text:style-name="L1">
              <text:list-item>
                <text:p text:style-name="P19"><text:span text:style-name="T41">Interview </text:span><text:span text:style-name="T41">Panel –</text:span><text:span text:style-name="T42"> </text:span><text:span text:style-name="T43">Built a </text:span><text:span text:style-name="T43">dashboard </text:span><text:span text:style-name="T43">that searches </text:span><text:span text:style-name="T43">efficiently at </text:span><text:span text:style-name="T48">~125k</text:span><text:span text:style-name="T43"> </text:span><text:span text:style-name="T43">recorder to </text:span><text:span text:style-name="T44">View, Collect, <text:s/></text:span><text:span text:style-name="T44">Edit, </text:span><text:span text:style-name="T43">and </text:span><text:span text:style-name="T44">Delete </text:span><text:span text:style-name="T45">soldier </text:span><text:span text:style-name="T45">profile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7.364cm">
          <draw:text-box>
            <text:list text:style-name="L1">
              <text:list-item>
                <text:p text:style-name="P21"><text:span text:style-name="T49">Solider </text:span><text:span text:style-name="T49">Examiner –</text:span><text:span text:style-name="T50"> </text:span><text:span text:style-name="T51">Recreated</text:span><text:span text:style-name="T52"> </text:span><text:span text:style-name="T52">exam app, </text:span><text:span text:style-name="T52">which has </text:span><text:span text:style-name="T52">three types of </text:span><text:span text:style-name="T52">questions </text:span><text:span text:style-name="T52">that helps to </text:span><text:span text:style-name="T52">measure </text:span><text:span text:style-name="T52">Psychological</text:span><text:span text:style-name="T52">, Sexual, and </text:span><text:span text:style-name="T52">religious </text:span><text:span text:style-name="T52">deviations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6.385cm">
          <draw:text-box>
            <text:list text:style-name="L1">
              <text:list-item>
                <text:p text:style-name="P21"><text:span text:style-name="T49">Leader </text:span><text:span text:style-name="T49">Assistant –</text:span><text:span text:style-name="T50"> </text:span><text:span text:style-name="T52">A </text:span><text:span text:style-name="T53">LAN </text:span><text:span text:style-name="T52">based </text:span><text:span text:style-name="T52">app for the </text:span><text:span text:style-name="T52">leader to </text:span><text:span text:style-name="T52">assign </text:span><text:span text:style-name="T52">orders, track </text:span><text:span text:style-name="T52">requests and </text:span><text:span text:style-name="T52">response </text:span><text:span text:style-name="T52">back for </text:span><text:span text:style-name="T52">requests </text:span><text:span text:style-name="T47">approve</text:span><text:span text:style-name="T52">, </text:span><text:span text:style-name="T47">wait</text:span><text:span text:style-name="T52"> </text:span><text:span text:style-name="T52">or just </text:span><text:span text:style-name="T47">delete</text:span><text:span text:style-name="T52"> </text:span><text:span text:style-name="T52">it quitely.</text:span></text:p>
              </text:list-item>
            </text:list>
          </draw:text-box>
        </draw:frame>
        <draw:frame draw:style-name="gr39" draw:text-style-name="P22" draw:layer="layout" svg:width="18.72cm" svg:height="0.696cm" svg:x="1.2cm" svg:y="11.295cm">
          <draw:text-box>
            <text:list text:style-name="L2">
              <text:list-item>
                <text:p text:style-name="P21"><text:span text:style-name="T54">Made a </text:span><text:span text:style-name="T54">dynam</text:span><text:span text:style-name="T54">ic </text:span><text:span text:style-name="T54">catego</text:span><text:span text:style-name="T54">ries </text:span><text:span text:style-name="T54">list </text:span><text:span text:style-name="T54">that </text:span><text:span text:style-name="T54">can </text:span><text:span text:style-name="T54">handle </text:span><text:span text:style-name="T54">countl</text:span><text:span text:style-name="T54">ess </text:span><text:span text:style-name="T54">numbe</text:span><text:span text:style-name="T54">r of </text:span><text:span text:style-name="T54">catego</text:span><text:span text:style-name="T54">ries.</text:span></text:p>
              </text:list-item>
            </text:list>
          </draw:text-box>
        </draw:frame>
        <draw:frame draw:style-name="gr40" draw:text-style-name="P54" draw:layer="layout" svg:width="18.72cm" svg:height="0.696cm" svg:x="1.186cm" svg:y="12.65cm">
          <draw:text-box>
            <text:list text:style-name="L2">
              <text:list-item>
                <text:p text:style-name="P21"><text:span text:style-name="T15">Implemented a </text:span><text:span text:style-name="T55">fully </text:span><text:span text:style-name="T55">functional</text:span><text:span text:style-name="T16"> dashboard</text:span><text:span text:style-name="T15">.</text:span></text:p>
              </text:list-item>
            </text:list>
          </draw:text-box>
        </draw:frame>
        <draw:frame draw:style-name="gr41" draw:text-style-name="P54" draw:layer="layout" svg:width="18.72cm" svg:height="0.696cm" svg:x="1.186cm" svg:y="13.63cm">
          <draw:text-box>
            <text:list text:style-name="L2">
              <text:list-item>
                <text:p text:style-name="P21"><text:span text:style-name="T15">The </text:span><text:span text:style-name="T15">app </text:span><text:span text:style-name="T15">has </text:span><text:span text:style-name="T15">cart, </text:span><text:span text:style-name="T15">wish </text:span><text:span text:style-name="T15">list </text:span><text:span text:style-name="T15">and </text:span><text:span text:style-name="T15">chec</text:span><text:span text:style-name="T15">kout </text:span><text:span text:style-name="T15">page.</text:span></text:p>
              </text:list-item>
            </text:list>
          </draw:text-box>
        </draw:frame>
        <draw:frame draw:style-name="gr42" draw:text-style-name="P54" draw:layer="layout" svg:width="18.72cm" svg:height="0.696cm" svg:x="1.186cm" svg:y="15.13cm">
          <draw:text-box>
            <text:list text:style-name="L2">
              <text:list-item>
                <text:p text:style-name="P21"><text:span text:style-name="T54">Built single product page that contains all product information.</text:span></text:p>
              </text:list-item>
            </text:list>
          </draw:text-box>
        </draw:frame>
        <draw:frame draw:style-name="gr43" draw:text-style-name="P54" draw:layer="layout" svg:width="18.72cm" svg:height="0.696cm" svg:x="1.186cm" svg:y="11.726cm">
          <draw:text-box>
            <text:list text:style-name="L2">
              <text:list-item>
                <text:p text:style-name="P21"><text:span text:style-name="T56">Designed </text:span><text:span text:style-name="T57">role</text:span><text:span text:style-name="T56"> </text:span><text:span text:style-name="T56">system for the </text:span><text:span text:style-name="T56">users </text:span><text:span text:style-name="T58">customers/suppli</text:span><text:span text:style-name="T58">ers</text:span></text:p>
              </text:list-item>
            </text:list>
          </draw:text-box>
        </draw:frame>
        <draw:frame draw:style-name="gr44" draw:text-style-name="P54" draw:layer="layout" svg:width="18.72cm" svg:height="0.696cm" svg:x="1.186cm" svg:y="14.13cm">
          <draw:text-box>
            <text:list text:style-name="L2">
              <text:list-item>
                <text:p text:style-name="P21"><text:span text:style-name="T15">Developed a notifications system to respond to orders and anything else that should be notified. <text:s text:c="2"/></text:span></text:p>
              </text:list-item>
            </text:list>
          </draw:text-box>
        </draw:frame>
        <draw:frame draw:style-name="gr45" draw:text-style-name="P54" draw:layer="layout" svg:width="18.72cm" svg:height="0.696cm" svg:x="1.186cm" svg:y="14.63cm">
          <draw:text-box>
            <text:list text:style-name="L2">
              <text:list-item>
                <text:p text:style-name="P19"><text:span text:style-name="T56">Chat to keep in touch with your order. </text:span></text:p>
              </text:list-item>
            </text:list>
          </draw:text-box>
        </draw:frame>
        <draw:frame draw:style-name="gr46" draw:text-style-name="P54" draw:layer="layout" svg:width="18.72cm" svg:height="0.696cm" svg:x="1.186cm" svg:y="13.113cm">
          <draw:text-box>
            <text:list text:style-name="L2">
              <text:list-item>
                <text:p text:style-name="P19"><text:span text:style-name="T15">Shop page that has </text:span><text:span text:style-name="T16">popular </text:span><text:span text:style-name="T15">products and </text:span><text:span text:style-name="T16">suggestions </text:span><text:span text:style-name="T59">for the customer </text:span><text:span text:style-name="T16">(recommendations)</text:span><text:span text:style-name="T59">. </text:span></text:p>
              </text:list-item>
            </text:list>
          </draw:text-box>
        </draw:frame>
        <draw:frame draw:style-name="gr47" draw:text-style-name="P54" draw:layer="layout" svg:width="18.72cm" svg:height="0.696cm" svg:x="1.185cm" svg:y="12.173cm">
          <draw:text-box>
            <text:list text:style-name="L2">
              <text:list-item>
                <text:p text:style-name="P21"><text:span text:style-name="T54">A Hot list for </text:span><text:span text:style-name="T55">searching</text:span><text:span text:style-name="T54"> whole </text:span><text:span text:style-name="T54">products Also </text:span><text:span text:style-name="T16">shows </text:span><text:span text:style-name="T16">suggestions</text:span><text:span text:style-name="T54"> </text:span><text:span text:style-name="T54">about trending </text:span><text:span text:style-name="T54">searche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4.603cm" svg:y="16.409cm">
            <draw:text-box>
              <text:p text:style-name="P21"><text:span text:style-name="T17"><text:a xlink:href="https://asalih.vercel.app/portfolio" xlink:type="simple">https://asalih.vercel.app/portfolio</text:a></text:span></text:p>
            </draw:text-box>
          </draw:frame>
        </draw:a>
        <draw:frame draw:style-name="gr48" draw:text-style-name="P27" draw:layer="layout" svg:width="2.867cm" svg:height="1.183cm" svg:x="0.71cm" svg:y="16.348cm">
          <draw:text-box>
            <text:p text:style-name="P19"><text:span text:style-name="T23">All Projects: </text:span></text:p>
          </draw:text-box>
        </draw:frame>
        <draw:frame draw:style-name="gr49" draw:text-style-name="P26" draw:layer="layout" svg:width="2.737cm" svg:height="0.696cm" svg:x="3.063cm" svg:y="16.431cm">
          <draw:text-box>
            <text:p text:style-name="P19"><text:span text:style-name="T60">(Portfolio)</text:span></text:p>
          </draw:text-box>
        </draw:frame>
      </draw:page>
      <draw:page draw:name="page2" draw:style-name="dp1" draw:master-page-name="Default">
        <draw:frame draw:style-name="gr50" draw:text-style-name="P48" draw:layer="layout" svg:width="8.388cm" svg:height="0.78cm" svg:x="1.158cm" svg:y="4.046cm">
          <draw:text-box>
            <text:p><text:span text:style-name="T61">UNIVERSITY </text:span><text:span text:style-name="T61">OF SADAT </text:span><text:span text:style-name="T61">CITY</text:span></text:p>
          </draw:text-box>
        </draw:frame>
        <draw:frame draw:style-name="gr51" draw:text-style-name="P55" draw:layer="layout" svg:width="3.031cm" svg:height="0.742cm" svg:x="1.448cm" svg:y="5.247cm">
          <draw:text-box>
            <text:p text:style-name="P21"><text:span text:style-name="T62">Law student</text:span></text:p>
          </draw:text-box>
        </draw:frame>
        <draw:frame draw:style-name="gr22" draw:text-style-name="P56" draw:layer="layout" svg:width="4.145cm" svg:height="0.657cm" svg:x="1.464cm" svg:y="4.6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37cm" svg:x2="20.367cm" svg:y2="3.37cm">
          <text:p/>
        </draw:line>
        <draw:frame draw:style-name="gr16" draw:text-style-name="P33" draw:layer="layout" svg:width="4.155cm" svg:height="0.835cm" svg:x="0.698cm" svg:y="2.917cm">
          <draw:text-box>
            <text:p><text:span text:style-name="T28">Education</text:span></text:p>
          </draw:text-box>
        </draw:frame>
        <draw:frame draw:style-name="gr26" draw:text-style-name="P49" draw:layer="layout" svg:width="3.502cm" svg:height="0.717cm" svg:x="16.702cm" svg:y="4.085cm">
          <draw:text-box>
            <text:p text:style-name="P44"><text:span text:style-name="T35">2017 - 2021</text:span></text:p>
          </draw:text-box>
        </draw:frame>
        <draw:frame draw:style-name="gr28" draw:text-style-name="P32" draw:layer="layout" svg:width="2.431cm" svg:height="0.751cm" svg:x="0.691cm" svg:y="3.375cm">
          <draw:text-box>
            <text:p text:style-name="P1"><text:span text:style-name="T27">Academic</text:span></text:p>
          </draw:text-box>
        </draw:frame>
        <draw:frame draw:style-name="gr52" draw:text-style-name="P57" draw:layer="layout" svg:width="7.385cm" svg:height="0.742cm" svg:x="1.012cm" svg:y="6.695cm">
          <draw:text-box>
            <text:p text:style-name="P21"><text:span text:style-name="T63">Languages:</text:span></text:p>
          </draw:text-box>
        </draw:frame>
        <draw:frame draw:style-name="gr53" draw:text-style-name="P58" draw:layer="layout" svg:width="8.182cm" svg:height="0.742cm" svg:x="1.717cm" svg:y="7.292cm">
          <draw:text-box>
            <text:p text:style-name="P21"><text:span text:style-name="T64">Arabic <text:s text:c="2"/></text:span><text:span text:style-name="T62">native</text:span></text:p>
          </draw:text-box>
        </draw:frame>
        <draw:frame draw:style-name="gr54" draw:text-style-name="P58" draw:layer="layout" svg:width="8.436cm" svg:height="0.742cm" svg:x="1.712cm" svg:y="7.895cm">
          <draw:text-box>
            <text:p text:style-name="P21"><text:span text:style-name="T65">English <text:s/></text:span><text:span text:style-name="T66">B2</text:span></text:p>
          </draw:text-box>
        </draw:frame>
        <draw:frame draw:style-name="gr55" draw:text-style-name="P58" draw:layer="layout" svg:width="7.674cm" svg:height="0.742cm" svg:x="1.712cm" svg:y="8.495cm">
          <draw:text-box>
            <text:p text:style-name="P21"><text:span text:style-name="T65">Deutsch <text:s text:c="2"/></text:span><text:span text:style-name="T66">A2</text:span></text:p>
          </draw:text-box>
        </draw:frame>
        <draw:frame draw:style-name="gr56" draw:text-style-name="P57" draw:layer="layout" svg:width="6.876cm" svg:height="0.742cm" svg:x="1.012cm" svg:y="9.095cm">
          <draw:text-box>
            <text:p text:style-name="P21"><text:span text:style-name="T63">More useful </text:span><text:span text:style-name="T63">links:</text:span></text:p>
          </draw:text-box>
        </draw:frame>
        <draw:line draw:style-name="gr57" draw:text-style-name="P59" draw:layer="layout" svg:x1="2.504cm" svg:y1="6.225cm" svg:x2="20.367cm" svg:y2="6.225cm">
          <text:p text:style-name="P11"><text:span text:style-name="T67"><text:s/></text:span></text:p>
        </draw:line>
        <draw:frame draw:style-name="gr58" draw:text-style-name="P32" draw:layer="layout" svg:width="2.421cm" svg:height="0.797cm" svg:x="0.701cm" svg:y="6.23cm">
          <draw:text-box>
            <text:p text:style-name="P1"><text:span text:style-name="T68">More Info</text:span></text:p>
          </draw:text-box>
        </draw:frame>
        <draw:frame draw:style-name="gr16" draw:text-style-name="P33" draw:layer="layout" svg:width="2.108cm" svg:height="0.835cm" svg:x="0.697cm" svg:y="5.796cm">
          <draw:text-box>
            <text:p><text:span text:style-name="T28">Extras</text:span></text:p>
          </draw:text-box>
        </draw:frame>
        <draw:frame draw:style-name="gr59" draw:text-style-name="P60" draw:layer="layout" svg:width="13.482cm" svg:height="0.742cm" svg:x="1.769cm" svg:y="9.706cm">
          <draw:text-box>
            <text:p text:style-name="P19"><text:span text:style-name="T69">@salihcodev</text:span><text:span text:style-name="T70"> </text:span><text:span text:style-name="T71"><text:s text:c="4"/></text:span><text:span text:style-name="T71"><text:a xlink:href="https://www.github.com/salihcodev" xlink:type="simple">Github</text:a></text:span><text:span text:style-name="T72">, </text:span><text:span text:style-name="T72"><text:a xlink:href="https://www.linkedin.com/in/salihcodev" xlink:type="simple">Linkedin</text:a></text:span><text:span text:style-name="T72">, </text:span><text:span text:style-name="T72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7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55BD0604A65BFBF.png" xlink:type="simple" xlink:show="embed" xlink:actuate="onLoad" draw:mime-type="image/png"/>
        </draw:frame>
        <draw:frame draw:style-name="gr33" draw:text-style-name="P61" draw:layer="layout" svg:width="3.556cm" svg:height="0.873cm" svg:x="1.815cm" svg:y="0.089cm">
          <draw:text-box>
            <text:p><text:span text:style-name="T34">Upwork</text:span></text:p>
          </draw:text-box>
        </draw:frame>
        <draw:frame draw:style-name="gr26" draw:text-style-name="P49" draw:layer="layout" svg:width="5.143cm" svg:height="0.717cm" svg:x="15.236cm" svg:y="0.182cm">
          <draw:text-box>
            <text:p text:style-name="P44"><text:span text:style-name="T35">Jun – 2019 : Sep <text:s/></text:span><text:span text:style-name="T35">- 2020 </text:span></text:p>
          </draw:text-box>
        </draw:frame>
        <draw:frame draw:style-name="gr60" draw:text-style-name="P50" draw:layer="layout" svg:width="5.225cm" svg:height="0.823cm" svg:x="1.846cm" svg:y="1.124cm">
          <draw:text-box>
            <text:p text:style-name="P21"><text:span text:style-name="T36">Web </text:span><text:span text:style-name="T36">Designer</text:span></text:p>
          </draw:text-box>
        </draw:frame>
        <draw:frame draw:style-name="gr61" draw:text-style-name="P62" draw:layer="layout" svg:width="3.031cm" svg:height="0.742cm" svg:x="4.048cm" svg:y="0.155cm">
          <draw:text-box>
            <text:p text:style-name="P21"><text:span text:style-name="T73">freelancing</text:span></text:p>
          </draw:text-box>
        </draw:frame>
        <draw:frame draw:style-name="gr22" draw:text-style-name="P56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27" draw:text-style-name="P63" draw:layer="layout" svg:width="18.566cm" svg:height="0.696cm" svg:x="2.002cm" svg:y="1.731cm">
          <draw:text-box>
            <text:list text:style-name="L1">
              <text:list-item>
                <text:p text:style-name="P19"><text:span text:style-name="T74">Extended my </text:span><text:span text:style-name="T74">experience in </text:span><text:span text:style-name="T74">backend </text:span><text:span text:style-name="T74">technologies </text:span><text:span text:style-name="T74">such as</text:span><text:span text:style-name="T75"> </text:span><text:span text:style-name="T76">NodeJS</text:span><text:span text:style-name="T77">,</text:span><text:span text:style-name="T78"> </text:span><text:span text:style-name="T76">ExpressJS</text:span><text:span text:style-name="T77">,</text:span><text:span text:style-name="T78"> </text:span><text:span text:style-name="T76">NestJS</text:span><text:span text:style-name="T77">,</text:span><text:span text:style-name="T78"> </text:span><text:span text:style-name="T76">MongoDB</text:span></text:p>
              </text:list-item>
            </text:list>
          </draw:text-box>
        </draw:frame>
        <draw:frame draw:style-name="gr62" draw:text-style-name="P63" draw:layer="layout" svg:width="18.566cm" svg:height="0.734cm" svg:x="2.002cm" svg:y="2.153cm">
          <draw:text-box>
            <text:list text:style-name="L1">
              <text:list-item>
                <text:p text:style-name="P21"><text:span text:style-name="T51">Became </text:span><text:span text:style-name="T51">aware of UI &amp; </text:span><text:span text:style-name="T51">UX, Which I </text:span><text:span text:style-name="T51">worked on </text:span><text:span text:style-name="T51">almost </text:span><text:span text:style-name="T79">~30</text:span><text:span text:style-name="T51"> </text:span><text:span text:style-name="T51">freelancing </text:span><text:span text:style-name="T51">task</text:span></text:p>
              </text:list-item>
            </text:list>
          </draw:text-box>
        </draw:frame>
        <draw:line draw:style-name="gr32" draw:text-style-name="P47" draw:layer="layout" svg:x1="1.541cm" svg:y1="0.742cm" svg:x2="1.541cm" svg:y2="2.587cm">
          <text:p/>
        </draw:line>
        <draw:custom-shape draw:style-name="gr31" draw:text-style-name="P46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55BD0604A65BFB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3-11T00:09:57.114749031</dc:date>
    <meta:editing-duration>P4DT21M18S</meta:editing-duration>
    <meta:editing-cycles>734</meta:editing-cycles>
    <meta:document-statistic meta:object-count="116"/>
  </office:meta>
</office:document-meta>
</file>